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P2" style:parent-style-name="內文" style:family="paragraph">
      <style:text-properties style:font-name="標楷體" style:font-name-asian="標楷體"/>
    </style:style>
    <style:style style:name="P3" style:parent-style-name="內文" style:family="paragraph">
      <style:text-properties style:font-name="標楷體" style:font-name-asian="標楷體"/>
    </style:style>
    <style:style style:name="P4" style:parent-style-name="內文" style:family="paragraph">
      <style:text-properties style:font-name="標楷體" style:font-name-asian="標楷體"/>
    </style:style>
    <style:style style:name="P5" style:parent-style-name="內文" style:family="paragraph">
      <style:text-properties style:font-name="標楷體" style:font-name-asian="標楷體"/>
    </style:style>
    <style:style style:name="P6" style:parent-style-name="內文" style:family="paragraph">
      <style:paragraph-properties>
        <style:tab-stops>
          <style:tab-stop style:type="left" style:position="4.1437in"/>
        </style:tab-stops>
      </style:paragraph-properties>
    </style:style>
    <style:style style:name="T7" style:parent-style-name="預設段落字型" style:family="text">
      <style:text-properties style:font-name="標楷體" style:font-name-asian="標楷體"/>
    </style:style>
    <style:style style:name="T8" style:parent-style-name="預設段落字型" style:family="text">
      <style:text-properties style:font-name="Times New Roman" style:font-name-asian="標楷體"/>
    </style:style>
    <style:style style:name="T9" style:parent-style-name="預設段落字型" style:family="text">
      <style:text-properties style:font-name="Times New Roman" style:font-name-asian="標楷體"/>
    </style:style>
    <style:style style:name="P10" style:parent-style-name="內文" style:family="paragraph">
      <style:text-properties style:font-name="標楷體" style:font-name-asian="標楷體"/>
    </style:style>
    <style:style style:name="P11" style:parent-style-name="內文" style:family="paragraph">
      <style:paragraph-properties fo:text-align="center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right" style:wrap="run-through" style:run-through="foreground" style:horizontal-rel="page-content" style:vertical-rel="page" style:horizontal-pos="center" style:vertical-pos="from-top" draw:auto-grow-width="true" draw:auto-grow-height="false"/>
      <style:paragraph-properties style:font-independent-line-spacing="false" style:writing-mode="tb-rl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right" style:wrap="run-through" style:run-through="foreground" style:horizontal-rel="page" style:vertical-rel="page" style:horizontal-pos="center" style:vertical-pos="from-top" draw:auto-grow-width="true" draw:auto-grow-height="false"/>
      <style:paragraph-properties style:font-independent-line-spacing="false" style:writing-mode="tb-rl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right" style:wrap="run-through" style:run-through="foreground" style:horizontal-rel="page" style:vertical-rel="page" style:horizontal-pos="center" style:vertical-pos="from-top" draw:auto-grow-width="false" draw:auto-grow-height="false"/>
      <style:paragraph-properties style:font-independent-line-spacing="true" style:writing-mode="tb-rl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right" style:wrap="run-through" style:run-through="foreground" style:horizontal-rel="page" style:vertical-rel="page" style:horizontal-pos="center" style:vertical-pos="from-top" draw:auto-grow-width="true" draw:auto-grow-height="false"/>
      <style:paragraph-properties style:font-independent-line-spacing="false" style:writing-mode="tb-rl"/>
    </style:style>
  </office:automatic-styles>
  <office:body>
    <office:text text:use-soft-page-breaks="true">
      <text:p text:style-name="P1"><draw:frame draw:z-index="251659264" draw:id="id0" draw:style-name="a0" draw:name="文字方塊 2" text:anchor-type="paragraph" svg:x="0in" svg:y="0.90556in" svg:width="0.70972in" svg:height="1.8875in" style:rel-width="scale" style:rel-height="scale"><draw:text-box><text:p text:style-name="P2">國立臺北科技大學</text:p><text:p text:style-name="P3">資訊工程系碩士班</text:p></draw:text-box><svg:title/><svg:desc/></draw:frame></text:p>
      <text:p text:style-name="內文"/>
      <text:p text:style-name="內文"/>
      <text:p text:style-name="內文"/>
      <text:p text:style-name="內文"/>
      <text:p text:style-name="內文"/>
      <text:p text:style-name="內文"/>
      <text:p text:style-name="內文"><draw:frame draw:z-index="251663360" draw:id="id1" draw:style-name="a1" draw:name="文字方塊 2" text:anchor-type="paragraph" svg:x="0in" svg:y="2.83472in" svg:width="0.70972in" svg:height="1.38264in" style:rel-width="scale" style:rel-height="scale"><draw:text-box><text:p text:style-name="P4">碩士論文</text:p><text:p text:style-name="P5">編號：108598014</text:p></draw:text-box><svg:title/><svg:desc/></draw:frame></text:p>
      <text:p text:style-name="內文"/>
      <text:p text:style-name="內文"/>
      <text:p text:style-name="內文"/>
      <text:p text:style-name="P6"><draw:frame draw:z-index="251668480" draw:id="id2" draw:style-name="a2" draw:name="文字方塊 7" text:anchor-type="paragraph" svg:x="0in" svg:y="7.55972in" svg:width="0.4875in" svg:height="1.26736in" style:rel-width="scale" style:rel-height="scale"><draw:text-box><text:p text:style-name="內文"><text:span text:style-name="T7">研究生</text:span><text:span text:style-name="T8">：</text:span><text:span text:style-name="T9">吳俊青</text:span></text:p></draw:text-box><svg:title/><svg:desc/></draw:frame><draw:frame draw:z-index="251665408" draw:id="id3" draw:style-name="a3" draw:name="文字方塊 2" text:anchor-type="paragraph" svg:x="0in" svg:y="4.25278in" svg:width="0.70972in" svg:height="3.27153in" style:rel-width="scale" style:rel-height="scale"><draw:text-box><text:p text:style-name="P10">Robot Framework測試腳本重構工具的改善：增加重構方法之多元選擇</text:p></draw:text-box><svg:title/><svg:desc/></draw:frame><text:tab/>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muji-counter</meta:initial-creator>
    <dc:creator>Gene</dc:creator>
    <meta:creation-date>2020-07-09T05:25:00Z</meta:creation-date>
    <dc:date>2021-06-10T07:40:00Z</dc:date>
    <meta:template xlink:href="Normal.dotm" xlink:type="simple"/>
    <meta:editing-cycles>6</meta:editing-cycles>
    <meta:editing-duration>PT540S</meta:editing-duration>
    <meta:document-statistic meta:page-count="1" meta:paragraph-count="1" meta:word-count="2" meta:character-count="17" meta:row-count="1" meta:non-whitespace-character-count="16"/>
  </office:meta>
</office:document-meta>
</file>